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h text:style-name="Heading_20_1" text:outline-level="1">Compliance artifacts document</text:h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" text:outline-level="2">Copyright Note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p text:style-name="Text_20_body"/>
      <text:h text:style-name="P1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06T09:42:29</meta:creation-date>
    <dc:date>2019-11-08T13:17:24</dc:date>
    <meta:editing-duration>PT2H23M48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5" meta:paragraph-count="21" meta:word-count="62" meta:character-count="595"/>
  </office:meta>
</office:document-meta>
</file>